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653000054EB3C295323.svm"/>
  <manifest:file-entry manifest:media-type="" manifest:full-path="Pictures/2000000700004F8B00002DFA5B8158D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STATIC CODE ANALYZER</text:p>
      <text:p text:style-name="Standard"/>
      <text:p text:style-name="Standard">Static Code Analyzer(sca) has two components, CodeAnalyzer and CodeEditor.</text:p>
      <text:p text:style-name="Standard"/>
      <text:p text:style-name="Standard">(sca\analyzer) CodeAnalyzer parses C file and builds Control Flow Graph (CFG). Performs Variable Initialization check on the CFG and produces list of uninitialized variables as output.</text:p>
      <text:p text:style-name="Standard"/>
      <text:p text:style-name="Standard">(sca\ui\CodeEditor) CodeEditor has menu options to open a C file, to perform static code analysis and to display results. TextView displays the C file. CFGView displays CFG.</text:p>
      <text:p text:style-name="Standard"/>
      <text:p text:style-name="Standard">Built using Qt 6.6.1 MinGW 11.2</text:p>
      <text:p text:style-name="Standard"/>
      <text:p text:style-name="Standard">Input files are under sca\test</text:p>
      <text:p text:style-name="Standard"/>
      <text:p text:style-name="Standard">TextView:</text:p>
      <text:p text:style-name="Standard"/>
      <text:p text:style-name="Standard"><draw:frame draw:style-name="fr1" draw:name="graphics1" text:anchor-type="paragraph" svg:width="6.6925in" svg:height="3.8681in" draw:z-index="0"><draw:image xlink:href="Pictures/2000000700004F8B00002DFA5B8158D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FGView:</text:p>
      <text:p text:style-name="Standard"/>
      <text:p text:style-name="Standard"><draw:frame draw:style-name="fr1" draw:name="graphics3" text:anchor-type="paragraph" svg:width="6.6925in" svg:height="6.5827in" draw:z-index="1"><draw:image xlink:href="Pictures/2000000700005653000054EB3C295323.svm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7M30S</meta:editing-duration>
    <meta:editing-cycles>15</meta:editing-cycles>
    <meta:generator>OpenOffice/4.1.5$Win32 OpenOffice.org_project/415m1$Build-9789</meta:generator>
    <dc:date>2024-05-16T22:00:25.24</dc:date>
    <meta:document-statistic meta:table-count="0" meta:image-count="2" meta:object-count="0" meta:page-count="2" meta:paragraph-count="9" meta:word-count="78" meta:character-count="533"/>
    <meta:user-defined meta:name="Info 1"/>
    <meta:user-defined meta:name="Info 2"/>
    <meta:user-defined meta:name="Info 3"/>
    <meta:user-defined meta:name="Info 4"/>
  </office:meta>
</office:document-meta>
</file>